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bb40" officeooo:paragraph-rsid="0006bb40"/>
    </style:style>
    <style:style style:name="P2" style:family="paragraph" style:parent-style-name="Standard">
      <style:text-properties officeooo:rsid="0006bb40" officeooo:paragraph-rsid="000717ff"/>
    </style:style>
    <style:style style:name="P3" style:family="paragraph" style:parent-style-name="Standard">
      <style:text-properties officeooo:rsid="000717ff" officeooo:paragraph-rsid="000717ff"/>
    </style:style>
    <style:style style:name="P4" style:family="paragraph" style:parent-style-name="Standard">
      <style:text-properties officeooo:rsid="000717ff" officeooo:paragraph-rsid="000717ff"/>
    </style:style>
    <style:style style:name="P5" style:family="paragraph" style:parent-style-name="Standard">
      <style:text-properties officeooo:rsid="000e205e" officeooo:paragraph-rsid="000e205e"/>
    </style:style>
    <style:style style:name="T1" style:family="text">
      <style:text-properties officeooo:rsid="000717ff"/>
    </style:style>
    <style:style style:name="T2" style:family="text">
      <style:text-properties officeooo:rsid="00081aee"/>
    </style:style>
    <style:style style:name="T3" style:family="text">
      <style:text-properties officeooo:rsid="000cb1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lder on ADLS</text:p>
      <text:p text:style-name="P1"><text:span text:style-name="T1"><text:tab/></text:span><text:span text:style-name="T2">1. </text:span><text:span text:style-name="T1">Loading</text:span></text:p>
      <text:p text:style-name="P1"><text:tab/><text:tab/><text:span text:style-name="T2">Files</text:span></text:p>
      <text:p text:style-name="P2"><text:tab/><text:tab/><text:tab/><text:span text:style-name="T2">1. </text:span><text:span text:style-name="T1">participant (part_id, client_id, plan_num, part_name, age, sex)</text:span></text:p>
      <text:p text:style-name="P2"><text:tab/><text:tab/><text:tab/><text:span text:style-name="T2">2. </text:span><text:span text:style-name="T1">plan (client_id, plan_num, plan_name, div_sub)</text:span></text:p>
      <text:p text:style-name="P2"><text:span text:style-name="T1"><text:tab/></text:span><text:span text:style-name="T2">2.</text:span><text:span text:style-name="T1">Raw</text:span></text:p>
      <text:p text:style-name="P3"/>
      <text:p text:style-name="P3">Steps:</text:p>
      <text:p text:style-name="P3"><text:tab/>1. create a pipeline to move plan, particpant into raw</text:p>
      <text:p text:style-name="P3"><text:tab/>2. Send a notification ‘</text:p>
      <text:p text:style-name="P3"><text:tab/><text:tab/>a. suc<text:span text:style-name="T2">c</text:span>es<text:span text:style-name="T2">s</text:span></text:p>
      <text:p text:style-name="P3"><text:tab/><text:tab/>b. Failure’</text:p>
      <text:p text:style-name="P3"><text:tab/><text:tab/><text:tab/><text:span text:style-name="T2">1, file doesn’t exist</text:span></text:p>
      <text:p text:style-name="P3"><text:tab/><text:tab/><text:tab/><text:span text:style-name="T2">2. File invalid </text:span></text:p>
      <text:p text:style-name="P3"><text:span text:style-name="T3"><text:tab/><text:tab/><text:tab/>3</text:span><text:span text:style-name="T2">. Schema invalid<text:tab/></text:span></text:p>
      <text:p text:style-name="P3"/>
      <text:p text:style-name="P3">https://ugshardaacin.webhook.office.com/webhookb2/51fe37ab-3ab1-4c65-823a-d0d2e55725e7@1f7f2d99-596e-4adc-94e6-0b59f680f9fa/IncomingWebhook/5a8c0ab9de5f44e4b1e79e3141627e60/58001385-3a42-4116-8fa2-1cf925f14bc7</text:p>
      <text:p text:style-name="P3"/>
      <text:p text:style-name="P3"/>
      <text:p text:style-name="P5">resource grp: dfdemog</text:p>
      <text:p text:style-name="P5">subscription = Free Trai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4T11:39:36.171341421</meta:creation-date>
    <dc:date>2022-06-16T13:39:11.334573182</dc:date>
    <meta:editing-duration>PT1H14M3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59" meta:character-count="589" meta:non-whitespace-character-count="520"/>
  </office:meta>
</office:document-meta>
</file>